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loext:contextual-spacing="false"/>
      <style:text-properties officeooo:rsid="001409d9" officeooo:paragraph-rsid="001409d9"/>
    </style:style>
    <style:style style:name="P2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0.921cm"/>
          <style:tab-stop style:position="8.001cm" style:type="center"/>
          <style:tab-stop style:position="16.002cm" style:type="right"/>
          <style:tab-stop style:position="17.9cm" style:type="right"/>
        </style:tab-stops>
      </style:paragraph-properties>
    </style:style>
    <style:style style:name="P4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0.921cm"/>
          <style:tab-stop style:position="8.001cm" style:type="center"/>
          <style:tab-stop style:position="16.002cm" style:type="right"/>
          <style:tab-stop style:position="17.9cm" style:type="right"/>
        </style:tab-stops>
      </style:paragraph-properties>
      <style:text-properties fo:color="#808080" fo:font-size="7pt" style:font-size-asian="7pt" style:font-name-complex="Arial1" style:font-size-complex="7pt"/>
    </style:style>
    <style:style style:name="P5" style:family="paragraph" style:parent-style-name="Standard">
      <style:paragraph-properties fo:margin-top="0cm" fo:margin-bottom="0.282cm" loext:contextual-spacing="false"/>
      <style:text-properties officeooo:rsid="001409d9" officeooo:paragraph-rsid="001409d9"/>
    </style:style>
    <style:style style:name="P6" style:family="paragraph" style:parent-style-name="Standard">
      <style:paragraph-properties fo:margin-top="0cm" fo:margin-bottom="0.282cm" loext:contextual-spacing="false"/>
      <style:text-properties fo:language="en" fo:country="US"/>
    </style:style>
    <style:style style:name="P7" style:family="paragraph" style:parent-style-name="Standard">
      <style:paragraph-properties fo:margin-top="0cm" fo:margin-bottom="0.282cm" loext:contextual-spacing="false"/>
      <style:text-properties officeooo:rsid="00198e6b" officeooo:paragraph-rsid="001409d9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officeooo:paragraph-rsid="0011de59"/>
    </style:style>
    <style:style style:name="P13" style:family="paragraph" style:parent-style-name="Standard">
      <style:paragraph-properties fo:text-align="center" style:justify-single-word="false"/>
      <style:text-properties fo:font-size="20pt" fo:language="en" fo:country="US" style:font-size-asian="20pt" style:font-size-complex="20pt"/>
    </style:style>
    <style:style style:name="P14" style:family="paragraph" style:parent-style-name="Text_20_body">
      <style:paragraph-properties fo:margin-top="0cm" fo:margin-bottom="0.247cm" loext:contextual-spacing="false" fo:line-height="120%"/>
    </style:style>
    <style:style style:name="P15" style:family="paragraph" style:parent-style-name="Text_20_body">
      <style:paragraph-properties fo:margin-top="0cm" fo:margin-bottom="0.247cm" loext:contextual-spacing="false" fo:line-height="120%"/>
      <style:text-properties fo:font-weight="bold" officeooo:rsid="001706ef" officeooo:paragraph-rsid="001706ef" style:font-weight-asian="bold" style:font-weight-complex="bold"/>
    </style:style>
    <style:style style:name="P16" style:family="paragraph" style:parent-style-name="Text_20_body">
      <style:paragraph-properties fo:margin-top="0cm" fo:margin-bottom="0.247cm" loext:contextual-spacing="false" fo:line-height="120%"/>
      <style:text-properties officeooo:rsid="001706ef" officeooo:paragraph-rsid="001706ef"/>
    </style:style>
    <style:style style:name="P17" style:family="paragraph" style:parent-style-name="Text_20_body">
      <style:paragraph-properties fo:margin-top="0cm" fo:margin-bottom="0.247cm" loext:contextual-spacing="false" fo:line-height="120%"/>
      <style:text-properties officeooo:rsid="00198e6b" officeooo:paragraph-rsid="00198e6b"/>
    </style:style>
    <style:style style:name="P18" style:family="paragraph" style:parent-style-name="Text_20_body">
      <style:paragraph-properties fo:margin-top="0cm" fo:margin-bottom="0.247cm" loext:contextual-spacing="false" fo:line-height="120%"/>
      <style:text-properties officeooo:rsid="001be7b5" officeooo:paragraph-rsid="001be7b5"/>
    </style:style>
    <style:style style:name="P19" style:family="paragraph" style:parent-style-name="Text_20_body">
      <style:paragraph-properties fo:margin-top="0cm" fo:margin-bottom="0.247cm" loext:contextual-spacing="false" fo:line-height="120%"/>
      <style:text-properties officeooo:rsid="001d97e2" officeooo:paragraph-rsid="0021c08f"/>
    </style:style>
    <style:style style:name="P20" style:family="paragraph" style:parent-style-name="Text_20_body">
      <style:paragraph-properties fo:margin-top="0cm" fo:margin-bottom="0.247cm" loext:contextual-spacing="false" fo:line-height="120%"/>
      <style:text-properties officeooo:rsid="002348a3" officeooo:paragraph-rsid="002348a3"/>
    </style:style>
    <style:style style:name="P21" style:family="paragraph" style:parent-style-name="Standard" style:master-page-name="Standard">
      <style:paragraph-properties style:page-number="auto"/>
      <style:text-properties fo:language="en" fo:country="US"/>
    </style:style>
    <style:style style:name="P22" style:family="paragraph" style:parent-style-name="Standard">
      <style:paragraph-properties fo:margin-top="0cm" fo:margin-bottom="0.282cm" loext:contextual-spacing="false"/>
      <style:text-properties officeooo:rsid="001409d9" officeooo:paragraph-rsid="001409d9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8pt" fo:font-style="italic" style:font-size-asian="8pt" style:font-style-asian="italic" style:font-size-complex="8pt" style:font-style-complex="italic"/>
    </style:style>
    <style:style style:name="T2" style:family="text">
      <style:text-properties fo:font-size="8pt" style:font-size-asian="8pt" style:font-name-complex="Arial1" style:font-size-complex="8pt"/>
    </style:style>
    <style:style style:name="T3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4" style:family="text">
      <style:text-properties fo:font-size="20pt" fo:language="en" fo:country="US" style:font-size-asian="20pt" style:font-size-complex="20pt"/>
    </style:style>
    <style:style style:name="T5" style:family="text">
      <style:text-properties fo:font-size="20pt" fo:language="en" fo:country="US" fo:font-weight="normal" officeooo:rsid="0011de59" style:font-size-asian="20pt" style:font-weight-asian="normal" style:font-size-complex="20pt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1de59"/>
    </style:style>
    <style:style style:name="T8" style:family="text">
      <style:text-properties officeooo:rsid="001d97e2"/>
    </style:style>
    <style:style style:name="T9" style:family="text">
      <style:text-properties officeooo:rsid="001ed58f"/>
    </style:style>
    <style:style style:name="T10" style:family="text">
      <style:text-properties officeooo:rsid="0021c08f"/>
    </style:style>
    <style:style style:name="T11" style:family="text">
      <style:text-properties officeooo:rsid="001be7b5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0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tracked-changes>
        <text:changed-region xml:id="ct34003296" text:id="ct34003296">
          <text:deletion>
            <office:change-info>
              <dc:creator>François Souliers</dc:creator>
              <dc:date>2016-08-17T21:48:00</dc:date>
            </office:change-info>
            <text:p text:style-name="P1">SRS_EX002</text:p>
          </text:deletion>
        </text:changed-region>
        <text:changed-region xml:id="ct34077408" text:id="ct34077408">
          <text:insertion>
            <office:change-info>
              <dc:creator>François Souliers</dc:creator>
              <dc:date>2016-08-17T21:50:00</dc:date>
            </office:change-info>
          </text:insertion>
        </text:changed-region>
        <text:changed-region xml:id="ct33345808" text:id="ct33345808">
          <text:insertion>
            <office:change-info>
              <dc:creator>François Souliers</dc:creator>
              <dc:date>2016-08-17T21:50:00</dc:date>
            </office:change-info>
          </text:insertion>
        </text:changed-region>
        <text:changed-region xml:id="ct33556416" text:id="ct33556416">
          <text:insertion>
            <office:change-info>
              <dc:creator>François Souliers</dc:creator>
              <dc:date>2016-08-17T22:32:00</dc:date>
            </office:change-info>
          </text:insertion>
        </text:changed-region>
        <text:changed-region xml:id="ct33556640" text:id="ct33556640">
          <text:insertion>
            <office:change-info>
              <dc:creator>François Souliers</dc:creator>
              <dc:date>2016-08-21T13:46:00</dc:date>
            </office:change-info>
          </text:insertion>
        </text:changed-region>
        <text:changed-region xml:id="ct33951328" text:id="ct33951328">
          <text:insertion>
            <office:change-info>
              <dc:creator>François Souliers</dc:creator>
              <dc:date>2016-08-17T22:32:00</dc:date>
            </office:change-info>
          </text:insertion>
        </text:changed-region>
        <text:changed-region xml:id="ct34466960" text:id="ct34466960">
          <text:insertion>
            <office:change-info>
              <dc:creator>François Souliers</dc:creator>
              <dc:date>2016-08-17T22:34:00</dc:date>
            </office:change-info>
          </text:insertion>
        </text:changed-region>
        <text:changed-region xml:id="ct33466432" text:id="ct33466432">
          <text:insertion>
            <office:change-info>
              <dc:creator>François Souliers</dc:creator>
              <dc:date>2016-08-21T13:46:00</dc:date>
            </office:change-info>
          </text:insertion>
        </text:changed-region>
        <text:changed-region xml:id="ct33469008" text:id="ct33469008">
          <text:insertion>
            <office:change-info>
              <dc:creator>François Souliers</dc:creator>
              <dc:date>2016-08-24T19:09:00</dc:date>
            </office:change-info>
          </text:insertion>
        </text:changed-region>
        <text:changed-region xml:id="ct33984848" text:id="ct33984848">
          <text:insertion>
            <office:change-info>
              <dc:creator>François Souliers</dc:creator>
              <dc:date>2016-08-24T19:11:00</dc:date>
            </office:change-info>
          </text:insertion>
        </text:changed-region>
        <text:changed-region xml:id="ct34040688" text:id="ct34040688">
          <text:insertion>
            <office:change-info>
              <dc:creator>François Souliers</dc:creator>
              <dc:date>2016-08-24T19:1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8"/>
      <text:p text:style-name="P8"/>
      <text:p text:style-name="P9"/>
      <text:p text:style-name="P10"/>
      <text:p text:style-name="P11"><text:span text:style-name="T3">S</text:span><text:span text:style-name="T5">oftware</text:span><text:span text:style-name="T4"> </text:span><text:span text:style-name="T3">R</text:span><text:span text:style-name="T4">equirement </text:span><text:span text:style-name="T3">S</text:span><text:span text:style-name="T4">pecifications</text:span></text:p>
      <text:p text:style-name="P13">Blah blah blah</text:p>
      <text:p text:style-name="P8"/>
      <text:p text:style-name="P12"><text:span text:style-name="T7">S</text:span><text:span text:style-name="T6">RS_EX00</text:span><text:span text:style-name="T7">1</text:span></text:p>
      <text:p text:style-name="P12"><text:span text:style-name="T6">The </text:span><text:span text:style-name="T7">software</text:span><text:span text:style-name="T6"> shall blah blah blah</text:span></text:p>
      <text:p text:style-name="P8"><text:bookmark text:name="_Toc452105420"/></text:p>
      <text:p text:style-name="P6">Well errr … in fact, I write here all the requirements I need to test … but a whole document set should be written soon</text:p>
      <text:p text:style-name="P6"/>
      <text:p text:style-name="P1"><text:change text:change-id="ct34003296"/></text:p>
      <text:p text:style-name="P7">This requirement has been deleted and must not be detected anymore, even if the modification is not accepted yet</text:p>
      <text:p text:style-name="P14"><text:change-start text:change-id="ct34077408"/></text:p>
      <text:p text:style-name="P15"><text:change-end text:change-id="ct34077408"/>SRS_EX003<text:change-start text:change-id="ct33345808"/></text:p>
      <text:p text:style-name="P17"><text:change-end text:change-id="ct33345808"/>This modification has been accepted, the requirement must be detected<text:change-start text:change-id="ct33556416"/></text:p>
      <text:p text:style-name="P16"/>
      <text:p text:style-name="P17">SRS_EX004</text:p>
      <text:p text:style-name="P18">Compos<text:span text:style-name="T10">ite</text:span> of<text:change-end text:change-id="ct33556416"/><text:change-start text:change-id="ct33556640"/> <text:change-end text:change-id="ct33556640"/><text:change-start text:change-id="ct33951328"/>: SRS_EX005, <text:span text:style-name="T9">SRS_EX003</text:span></text:p>
      <text:p text:style-name="P17">This modification has not been accepted yet<text:change-end text:change-id="ct33951328"/><text:change-start text:change-id="ct34466960"/> but the requirement must already be detected<text:change-end text:change-id="ct34466960"/><text:change-start text:change-id="ct33466432"/></text:p>
      <text:p text:style-name="P17"/>
      <text:p text:style-name="P18">SRS_EX<text:span text:style-name="T8">005</text:span></text:p>
      <text:p text:style-name="P19"><text:span text:style-name="T11">Composite</text:span> of : SRS_EX004<text:change-end text:change-id="ct33466432"/><text:change-start text:change-id="ct33469008"/></text:p>
      <text:p text:style-name="P19"/>
      <text:p text:style-name="P20">SRS<office:annotation><dc:creator>François Souliers</dc:creator><dc:date>2016-08-24T19:11:25</dc:date><loext:sender-initials>FS</loext:sender-initials><text:p text:style-name="P23"><text:span text:style-name="T12">Partial comment #1</text:span></text:p></office:annotation>_EX006<text:change-end text:change-id="ct33469008"/><text:change-start text:change-id="ct33984848"/></text:p>
      <text:p text:style-name="P20">blah blah blah</text:p>
      <text:p text:style-name="P20"><text:soft-page-break/>SR<office:annotation office:name="__Annotation__149_1480408750"><dc:creator>François Souliers</dc:creator><dc:date>2016-08-24T19:12:06</dc:date><loext:sender-initials>FS</loext:sender-initials><text:p text:style-name="P23"><text:span text:style-name="T12">Partial comment #2</text:span></text:p></office:annotation>S_EX00<office:annotation-end office:name="__Annotation__149_1480408750"/>7</text:p>
      <text:p text:style-name="P20">blah blah blah</text:p>
      <text:p text:style-name="P20"><text:change-end text:change-id="ct33984848"/><text:change-start text:change-id="ct34040688"/><office:annotation office:name="__Annotation__150_1480408750"><dc:creator>François Souliers</dc:creator><dc:date>2016-08-24T19:12:37</dc:date><loext:sender-initials>FS</loext:sender-initials><text:p text:style-name="P23"><text:span text:style-name="T12">Full comment</text:span></text:p></office:annotation>SRS_EX008<office:annotation-end office:name="__Annotation__150_1480408750"/></text:p>
      <text:p text:style-name="P20">blah blah blah</text:p>
      <text:p text:style-name="P20"><text:change-end text:change-id="ct3404068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style:language-asian="fr" style:country-asian="F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Exigence" style:family="paragraph" style:parent-style-name="Standard" style:default-outline-level="">
      <style:text-properties fo:font-size="12pt" fo:font-weight="bold" style:font-size-asian="12pt" style:font-weight-asian="bold"/>
    </style:style>
    <style:style style:name="PUCES_20_NOIRS_20_1" style:display-name="PUCES NOIRS 1" style:family="paragraph" style:parent-style-name="Standard" style:default-outline-level="">
      <style:paragraph-properties fo:margin-top="0cm" fo:margin-bottom="0cm" loext:contextual-spacing="false" fo:line-height="100%"/>
      <style:text-properties style:font-name="Arial" fo:font-family="Arial" style:font-family-generic="roman" style:font-pitch="variable" style:font-name-asian="Times New Roman" style:font-family-asian="'Times New Roman'" style:font-family-generic-asian="system" style:font-pitch-asian="variable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PUCES_20_BLANCHES_20_1" style:display-name="PUCES BLANCHES 1" style:family="paragraph" style:parent-style-name="Standard" style:default-outline-level="">
      <style:paragraph-properties fo:margin-top="0cm" fo:margin-bottom="0cm" loext:contextual-spacing="false" fo:line-height="100%"/>
      <style:text-properties style:font-name="Arial" fo:font-family="Arial" style:font-family-generic="roman" style:font-pitch="variable" style:font-name-asian="Times New Roman" style:font-family-asian="'Times New Roman'" style:font-family-generic-asian="system" style:font-pitch-asian="variable" style:language-asian="fr" style:country-asian="FR" style:font-name-complex="Times New Roman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itre_20_4_20_Car" style:display-name="Titre 4 C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re_20_5_20_Car" style:display-name="Titre 5 Car" style:family="text" style:parent-style-name="Default_20_Paragraph_20_Font"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re_20_7_20_Car" style:display-name="Titre 7 Car" style:family="text" style:parent-style-name="Default_20_Paragraph_20_Font"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itre_20_9_20_Car" style:display-name="Titre 9 C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style1" style:family="text" style:parent-style-name="Default_20_Paragraph_20_Font">
      <style:text-properties fo:color="#c45911" fo:font-size="12pt" style:font-size-asian="12pt"/>
    </style:style>
    <style:style style:name="Exigence_20_Car" style:display-name="Exigence Car" style:family="text" style:parent-style-name="Default_20_Paragraph_20_Font">
      <style:text-properties fo:font-size="12pt" fo:font-weight="bold" style:font-size-asian="12pt" style:font-weight-asian="bold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M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0.921cm"/>
          <style:tab-stop style:position="8.001cm" style:type="center"/>
          <style:tab-stop style:position="16.002cm" style:type="right"/>
          <style:tab-stop style:position="17.9cm" style:type="right"/>
        </style:tab-stops>
      </style:paragraph-properties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0.921cm"/>
          <style:tab-stop style:position="8.001cm" style:type="center"/>
          <style:tab-stop style:position="16.002cm" style:type="right"/>
          <style:tab-stop style:position="17.9cm" style:type="right"/>
        </style:tab-stops>
      </style:paragraph-properties>
      <style:text-properties fo:color="#808080" fo:font-size="7pt" style:font-size-asian="7pt" style:font-name-complex="Arial1" style:font-size-complex="7pt"/>
    </style:style>
    <style:style style:name="MT1" style:family="text">
      <style:text-properties fo:font-size="8pt" fo:font-style="italic" style:font-size-asian="8pt" style:font-style-asian="italic" style:font-size-complex="8pt" style:font-style-complex="italic"/>
    </style:style>
    <style:style style:name="MT2" style:family="text">
      <style:text-properties fo:font-size="8pt" style:font-size-asian="8pt" style:font-name-complex="Arial1" style:font-size-complex="8pt"/>
    </style:style>
    <style:style style:name="MT3" style:family="text"/>
    <style:page-layout style:name="Mpm1">
      <style:page-layout-properties fo:page-width="21.001cm" fo:page-height="29.7cm" style:num-format="1" style:print-orientation="portrait" fo:margin-top="1cm" fo:margin-bottom="1.25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Page </text:span><text:span text:style-name="MT1"><text:page-number text:select-page="current">2</text:page-number></text:span><text:span text:style-name="page_20_number"><text:span text:style-name="MT2">/</text:span></text:span><text:span text:style-name="page_20_number"><text:span text:style-name="MT2"><text:page-count>2</text:page-count></text:span></text:span></text:p>
        <text:p text:style-name="MP3"><text:span text:style-name="page_20_number"/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4:07:00</meta:creation-date>
    <meta:initial-creator>Fabrice Revoyron</meta:initial-creator>
    <dc:language>fr-FR</dc:language>
    <meta:print-date>2016-02-03T10:19:00</meta:print-date>
    <dc:date>2016-08-24T19:12:45.929244172</dc:date>
    <meta:editing-cycles>71</meta:editing-cycles>
    <meta:editing-duration>PT12H24M29S</meta:editing-duration>
    <meta:generator>LibreOffice/5.1.4.2$Linux_X86_64 LibreOffice_project/10m0$Build-2</meta:generator>
    <dc:creator>François Souliers</dc:creator>
    <meta:document-statistic meta:table-count="0" meta:image-count="0" meta:object-count="0" meta:page-count="2" meta:paragraph-count="20" meta:word-count="107" meta:character-count="642" meta:non-whitespace-character-count="55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